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03233b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normal" officeooo:paragraph-rsid="0003233b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323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e53d5" style:font-size-asian="10.5pt" style:font-weight-asian="normal" style:font-size-complex="12pt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233b"/>
    </style:style>
    <style:style style:name="T2" style:family="text">
      <style:text-properties officeooo:rsid="0004e069"/>
    </style:style>
    <style:style style:name="T3" style:family="text">
      <style:text-properties officeooo:rsid="000699ea"/>
    </style:style>
    <style:style style:name="T4" style:family="text">
      <style:text-properties officeooo:rsid="0006ef54"/>
    </style:style>
    <style:style style:name="T5" style:family="text">
      <style:text-properties officeooo:rsid="000e53d5"/>
    </style:style>
    <style:style style:name="T6" style:family="text">
      <style:text-properties officeooo:rsid="00109489"/>
    </style:style>
    <style:style style:name="T7" style:family="text">
      <style:text-properties officeooo:rsid="00120719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192034904">
          <text:insertion>
            <office:change-info>
              <dc:creator>Autor desconhecido</dc:creator>
              <dc:date>2011-12-14T13:06:00</dc:date>
            </office:change-info>
          </text:insertion>
        </text:changed-region>
        <text:changed-region text:id="ct192043760">
          <text:insertion>
            <office:change-info>
              <dc:creator>Autor desconhecido</dc:creator>
              <dc:date>2011-12-14T13:46:00</dc:date>
            </office:change-info>
          </text:insertion>
        </text:changed-region>
        <text:changed-region text:id="ct-1308028240">
          <text:insertion>
            <office:change-info>
              <dc:creator>Autor desconhecido</dc:creator>
              <dc:date>2011-12-14T14:29:00</dc:date>
            </office:change-info>
          </text:insertion>
        </text:changed-region>
        <text:changed-region text:id="ct-1338494000">
          <text:insertion>
            <office:change-info>
              <dc:creator>Autor desconhecido</dc:creator>
              <dc:date>2011-12-14T14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GAEPT-EDU – Relatório Gerencial</text:span></text:p>
      <text:p text:style-name="P2"><text:span text:style-name="T1">Relatório de erros no Banco de Dados</text:span></text:p>
      <text:p text:style-name="P2"><text:span text:style-name="T1"/></text:p>
      <text:p text:style-name="P3"><text:span text:style-name="T1"><text:tab/>Ao executar os testes do Hudson no dia </text:span><text:change-start text:change-id="ct192034904"/><text:span text:style-name="T2">dataExecucao</text:span><text:change-end text:change-id="ct192034904"/><text:span text:style-name="T1">, </text:span><text:span text:style-name="T3">revisão </text:span><text:change-start text:change-id="ct192043760"/><text:span text:style-name="T3">numeroRevisao</text:span><text:change-end text:change-id="ct192043760"/><text:span text:style-name="T3">, </text:span><text:span text:style-name="T1">os seguintes erros em relação aos scripts do banco de dados foram relatados pela aplicação:</text:span></text:p>
      <text:p text:style-name="P3"><text:span text:style-name="T1"/></text:p>
      <text:p text:style-name="P3"/>
      <text:p text:style-name="P4"><text:change-start text:change-id="ct-1308028240"/><text:span text:style-name="T5"><office:annotation><dc:creator>Autor desconhecido</dc:creator><dc:date>2011-12-14T14:29:59</dc:date><text:p text:style-name="P5"><text:span text:style-name="T8">do text for linha in errosDoBanco</text:span></text:p></office:annotation></text:span><text:change-end text:change-id="ct-1308028240"/><text:change-start text:change-id="ct-1338494000"/><text:span text:style-name="T7">linha</text:span><text:change-end text:change-id="ct-13384940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3:02:11</meta:creation-date>
    <dc:date>2011-12-14T14:36:22</dc:date>
    <meta:editing-duration>PT01H34M14S</meta:editing-duration>
    <meta:editing-cycles>13</meta:editing-cycles>
    <meta:generator>OpenOffice.org/3.2$Linux OpenOffice.org_project/320m19$Build-9505</meta:generator>
    <meta:document-statistic meta:table-count="0" meta:image-count="0" meta:object-count="0" meta:page-count="1" meta:paragraph-count="4" meta:word-count="38" meta:character-count="243"/>
  </office:meta>
</office:document-meta>
</file>